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d892" officeooo:paragraph-rsid="0010d892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7pt" fo:font-weight="normal" officeooo:rsid="0010d892" officeooo:paragraph-rsid="0010d892" style:font-size-asian="17pt" style:font-weight-asian="normal" style:font-size-complex="17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7pt" fo:font-weight="normal" officeooo:rsid="0010d892" officeooo:paragraph-rsid="0014e7b4" style:font-size-asian="17pt" style:font-weight-asian="normal" style:font-size-complex="17pt" style:font-weight-complex="normal"/>
    </style:style>
    <style:style style:name="P4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d892" officeooo:paragraph-rsid="0010d892" style:font-size-asian="12pt" style:font-weight-asian="normal" style:font-size-complex="12pt" style:font-weight-complex="normal"/>
    </style:style>
    <style:style style:name="P5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d892" officeooo:paragraph-rsid="0014e7b4" style:font-size-asian="12pt" style:font-weight-asian="normal" style:font-size-complex="12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0pt" style:font-size-asian="10pt" style:font-size-complex="10pt"/>
    </style:style>
    <style:style style:name="gr1" style:family="graphic">
      <style:graphic-properties svg:stroke-color="#000000" draw:fill="none" draw:textarea-vertical-align="middle" draw:auto-grow-height="false" fo:min-height="3.466cm" fo:min-width="0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3.441cm" fo:min-width="0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vertical-align="middle" draw:auto-grow-height="false" fo:min-height="2.753cm" fo:min-width="0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Não Vou Desistir</text:span><text:tab/><text:span text:style-name="T2">Coral Kemuel</text:span><text:tab/><text:tab/><text:span text:style-name="T1">[ 45 ]</text:span></text:p>
      <text:p text:style-name="P2">Passa o tempo e eu estou aqui</text:p>
      <text:p text:style-name="P2">Situações difíceis vêm pra me impedir de caminhar</text:p>
      <text:p text:style-name="P2">Muitos tentam me abater</text:p>
      <text:p text:style-name="P2">Fazendo acusações, impedindo o meu crescer</text:p>
      <text:p text:style-name="P2">A multidão está ao meu redor</text:p>
      <text:p text:style-name="P2"/>
      <text:p text:style-name="P2">Tantas lutas e provações</text:p>
      <text:p text:style-name="P2">Tantos medos vejo em mim</text:p>
      <text:p text:style-name="P2">Não vejo mais saída, o vento está tão forte</text:p>
      <text:p text:style-name="P2">Vem me socorrer, Senhor, Senhor</text:p>
      <text:p text:style-name="P2"/>
      <text:p text:style-name="P2"><draw:custom-shape text:anchor-type="paragraph" draw:z-index="0" draw:style-name="gr1" draw:text-style-name="P6" svg:width="0.292cm" svg:height="3.467cm" svg:x="11.229cm" svg:y="0.06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Eu não vou parar, vou continuar</text:p>
      <text:p text:style-name="P2">Se com Cristo estou</text:p>
      <text:p text:style-name="P2"><draw:frame text:anchor-type="paragraph" draw:z-index="3" draw:style-name="gr4" draw:text-style-name="P7" svg:width="1.059cm" svg:height="0.424cm" svg:x="11.783cm" svg:y="0.266cm"><draw:text-box><text:p>2x</text:p></draw:text-box></draw:frame>Podem dizer o que for</text:p>
      <text:p text:style-name="P2">Eu não vou desistir</text:p>
      <text:p text:style-name="P2">Não vou desistir</text:p>
      <text:p text:style-name="P2"/>
      <text:p text:style-name="P2"><draw:custom-shape text:anchor-type="paragraph" draw:z-index="2" draw:style-name="gr3" draw:text-style-name="P6" svg:width="0.292cm" svg:height="2.752cm" svg:x="11.229cm" svg:y="0.032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Caminharei, o melhor é o fim</text:p>
      <text:p text:style-name="P2"><draw:frame text:anchor-type="paragraph" draw:z-index="5" draw:style-name="gr4" draw:text-style-name="P7" svg:width="1.059cm" svg:height="0.424cm" svg:x="11.783cm" svg:y="0.266cm"><draw:text-box><text:p>3x</text:p></draw:text-box></draw:frame>Pra aqueles que estão no Senhor</text:p>
      <text:p text:style-name="P2">Vitória terei, pois Ele é fiel</text:p>
      <text:p text:style-name="P2">Deus faz promessas em mim</text:p>
      <text:p text:style-name="P2"/>
      <text:p text:style-name="P2"><draw:custom-shape text:anchor-type="paragraph" draw:z-index="1" draw:style-name="gr2" draw:text-style-name="P6" svg:width="0.292cm" svg:height="3.44cm" svg:x="11.229cm" svg:y="0.04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Eu não vou parar, vou continuar</text:p>
      <text:p text:style-name="P2">Se com Cristo estou</text:p>
      <text:p text:style-name="P2"><draw:frame text:anchor-type="paragraph" draw:z-index="4" draw:style-name="gr4" draw:text-style-name="P7" svg:width="1.059cm" svg:height="0.424cm" svg:x="11.783cm" svg:y="0.266cm"><draw:text-box><text:p>2x</text:p></draw:text-box></draw:frame>Podem dizer o que for</text:p>
      <text:p text:style-name="P2">Eu não vou desistir</text:p>
      <text:p text:style-name="P2">Não vou desistir</text:p>
      <text:p text:style-name="P5"><text:span text:style-name="T1">Não Vou Desistir</text:span><text:tab/><text:span text:style-name="T2">Coral Kemuel</text:span><text:tab/><text:tab/><text:span text:style-name="T1">[ 45 ]</text:span></text:p>
      <text:p text:style-name="P3">Passa o tempo e eu estou aqui</text:p>
      <text:p text:style-name="P3">Situações difíceis vêm pra me impedir de caminhar</text:p>
      <text:p text:style-name="P3">Muitos tentam me abater</text:p>
      <text:p text:style-name="P3">Fazendo acusações, impedindo o meu crescer</text:p>
      <text:p text:style-name="P3">A multidão está ao meu redor</text:p>
      <text:p text:style-name="P3"/>
      <text:p text:style-name="P3">Tantas lutas e provações</text:p>
      <text:p text:style-name="P3">Tantos medos vejo em mim</text:p>
      <text:p text:style-name="P3">Não vejo mais saída, o vento está tão forte</text:p>
      <text:p text:style-name="P3">Vem me socorrer, Senhor, Senhor</text:p>
      <text:p text:style-name="P3"/>
      <text:p text:style-name="P3"><draw:custom-shape text:anchor-type="paragraph" draw:z-index="6" draw:style-name="gr1" draw:text-style-name="P6" svg:width="0.292cm" svg:height="3.467cm" svg:x="11.229cm" svg:y="0.06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Eu não vou parar, vou continuar</text:p>
      <text:p text:style-name="P3">Se com Cristo estou</text:p>
      <text:p text:style-name="P3"><draw:frame text:anchor-type="paragraph" draw:z-index="9" draw:style-name="gr4" draw:text-style-name="P7" svg:width="1.059cm" svg:height="0.424cm" svg:x="11.783cm" svg:y="0.266cm"><draw:text-box><text:p>2x</text:p></draw:text-box></draw:frame>Podem dizer o que for</text:p>
      <text:p text:style-name="P3">Eu não vou desistir</text:p>
      <text:p text:style-name="P3">Não vou desistir</text:p>
      <text:p text:style-name="P3"/>
      <text:p text:style-name="P3"><draw:custom-shape text:anchor-type="paragraph" draw:z-index="8" draw:style-name="gr3" draw:text-style-name="P6" svg:width="0.292cm" svg:height="2.752cm" svg:x="11.229cm" svg:y="0.032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Caminharei, o melhor é o fim</text:p>
      <text:p text:style-name="P3"><draw:frame text:anchor-type="paragraph" draw:z-index="11" draw:style-name="gr4" draw:text-style-name="P7" svg:width="1.059cm" svg:height="0.424cm" svg:x="11.783cm" svg:y="0.266cm"><draw:text-box><text:p>3x</text:p></draw:text-box></draw:frame>Pra aqueles que estão no Senhor</text:p>
      <text:p text:style-name="P3">Vitória terei, pois Ele é fiel</text:p>
      <text:p text:style-name="P3">Deus faz promessas em mim</text:p>
      <text:p text:style-name="P3"/>
      <text:p text:style-name="P3"><draw:custom-shape text:anchor-type="paragraph" draw:z-index="7" draw:style-name="gr2" draw:text-style-name="P6" svg:width="0.292cm" svg:height="3.44cm" svg:x="11.229cm" svg:y="0.04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Eu não vou parar, vou continuar</text:p>
      <text:p text:style-name="P3">Se com Cristo estou</text:p>
      <text:p text:style-name="P3"><draw:frame text:anchor-type="paragraph" draw:z-index="10" draw:style-name="gr4" draw:text-style-name="P7" svg:width="1.059cm" svg:height="0.424cm" svg:x="11.783cm" svg:y="0.266cm"><draw:text-box><text:p>2x</text:p></draw:text-box></draw:frame>Podem dizer o que for</text:p>
      <text:p text:style-name="P3">Eu não vou desistir</text:p>
      <text:p text:style-name="P3">Não vou desisti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7-23T15:48:44.900699374</dc:date>
    <meta:editing-cycles>14</meta:editing-cycles>
    <meta:editing-duration>PT21M26S</meta:editing-duration>
    <meta:generator>LibreOffice/5.2.7.2$Linux_X86_64 LibreOffice_project/20m0$Build-2</meta:generator>
    <meta:document-statistic meta:table-count="0" meta:image-count="0" meta:object-count="0" meta:page-count="1" meta:paragraph-count="48" meta:word-count="258" meta:character-count="1312" meta:non-whitespace-character-count="1100"/>
  </office:meta>
</office:document-meta>
</file>